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Impact" svg:font-family="Impact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75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641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6.137cm"/>
    </style:style>
    <style:style style:name="ro3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6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4586"/>
      <style:text-properties fo:font-weight="bold" style:font-weight-asian="bold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>
            <text:p>désignation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prix livraison incluse</text:p>
          </table:table-cell>
          <table:table-cell table:style-name="ce1" office:value-type="string">
            <text:p>prix unitaire</text:p>
          </table:table-cell>
          <table:table-cell table:style-name="ce1" office:value-type="string">
            <text:p>liens</text:p>
          </table:table-cell>
          <table:table-cell table:style-name="ce6" table:number-columns-repeated="1019"/>
        </table:table-row>
        <table:table-row table:style-name="ro3">
          <table:table-cell office:value-type="string">
            <text:p>cables dupont - « jumper » - male-male</text:p>
          </table:table-cell>
          <table:table-cell office:value-type="float" office:value="400">
            <text:p>400</text:p>
          </table:table-cell>
          <table:table-cell office:value-type="currency" office:currency="EUR" office:value="10.16">
            <text:p>10,16 €</text:p>
          </table:table-cell>
          <table:table-cell table:formula="of:=([.C2]/[.B2])*20" office:value-type="currency" office:currency="EUR" office:value="0.508">
            <text:p>0,51 €</text:p>
          </table:table-cell>
          <table:table-cell office:value-type="string">
            <text:p>https://fr.aliexpress.com/item/40pcs-dupont-cable-jumper-wire-dupont-line-male-to-male-dupont-line-20cm-1P-diameter-2/32481603887.html</text:p>
          </table:table-cell>
          <table:table-cell table:number-columns-repeated="1019"/>
        </table:table-row>
        <table:table-row table:style-name="ro3">
          <table:table-cell office:value-type="string">
            <text:p>Cables USB Data</text:p>
          </table:table-cell>
          <table:table-cell office:value-type="float" office:value="20">
            <text:p>20</text:p>
          </table:table-cell>
          <table:table-cell office:value-type="currency" office:currency="EUR" office:value="11.46">
            <text:p>11,46 €</text:p>
          </table:table-cell>
          <table:table-cell table:formula="of:=[.C3]/[.B3]" office:value-type="currency" office:currency="EUR" office:value="0.573">
            <text:p>0,57 €</text:p>
          </table:table-cell>
          <table:table-cell office:value-type="string">
            <text:p>https://fr.aliexpress.com/item/10pcs-lot-Top-Micro-Usb-Cable-Mini-1M-Flat-Noodle-Micro-USB-Data-Sync-Charger-Microusb/32358865341.html</text:p>
          </table:table-cell>
          <table:table-cell table:number-columns-repeated="1019"/>
        </table:table-row>
        <table:table-row table:style-name="ro3">
          <table:table-cell office:value-type="string">
            <text:p>bobines de fils électrique</text:p>
          </table:table-cell>
          <table:table-cell office:value-type="float" office:value="2">
            <text:p>2</text:p>
          </table:table-cell>
          <table:table-cell office:value-type="currency" office:currency="EUR" office:value="4.74">
            <text:p>4,74 €</text:p>
          </table:table-cell>
          <table:table-cell table:formula="of:=[.C4]/20" office:value-type="currency" office:currency="EUR" office:value="0.237">
            <text:p>0,24 €</text:p>
          </table:table-cell>
          <table:table-cell office:value-type="string">
            <text:p>https://fr.aliexpress.com/item/10-Meters-Ul758-2000-Electronic-Wire-18awg-1mm-Pvc-Electronic-Wire-Electronic-Cable-Ul-Certification-18/32744949817.html</text:p>
          </table:table-cell>
          <table:table-cell table:number-columns-repeated="1019"/>
        </table:table-row>
        <table:table-row table:style-name="ro3">
          <table:table-cell office:value-type="string">
            <text:p>interrupteurs</text:p>
          </table:table-cell>
          <table:table-cell office:value-type="float" office:value="20">
            <text:p>20</text:p>
          </table:table-cell>
          <table:table-cell office:value-type="currency" office:currency="EUR" office:value="3.98">
            <text:p>3,98 €</text:p>
          </table:table-cell>
          <table:table-cell table:formula="of:=[.C5]/[.B5]" office:value-type="currency" office:currency="EUR" office:value="0.199">
            <text:p>0,20 €</text:p>
          </table:table-cell>
          <table:table-cell office:value-type="string">
            <text:p>https://fr.aliexpress.com/item/20Pcs-SPDT-ON-ON-2-Positions-3-Pin-Latching-Micro-Toggle-Switch-MTS-102/32666699769.html</text:p>
          </table:table-cell>
          <table:table-cell table:number-columns-repeated="1019"/>
        </table:table-row>
        <table:table-row table:style-name="ro3">
          <table:table-cell office:value-type="string">
            <text:p>Plaques de prototypage</text:p>
          </table:table-cell>
          <table:table-cell office:value-type="float" office:value="10">
            <text:p>10</text:p>
          </table:table-cell>
          <table:table-cell office:value-type="currency" office:currency="EUR" office:value="3.25">
            <text:p>3,25 €</text:p>
          </table:table-cell>
          <table:table-cell table:formula="of:=[.C6]/[.B6]" office:value-type="currency" office:currency="EUR" office:value="0.325">
            <text:p>0,33 €</text:p>
          </table:table-cell>
          <table:table-cell office:value-type="string">
            <text:p>https://fr.aliexpress.com/item/10pcs-lot-Syb-170-Tie-points-Mini-Solderless-Prototype-Breadboard-for-ATMEGA-PIC-Arduino-UNO-Wholesale/1968046374.html</text:p>
          </table:table-cell>
          <table:table-cell table:number-columns-repeated="1019"/>
        </table:table-row>
        <table:table-row table:style-name="ro3">
          <table:table-cell office:value-type="string">
            <text:p>Plaques de prototypage</text:p>
          </table:table-cell>
          <table:table-cell office:value-type="float" office:value="10">
            <text:p>10</text:p>
          </table:table-cell>
          <table:table-cell office:value-type="currency" office:currency="EUR" office:value="3.26">
            <text:p>3,26 €</text:p>
          </table:table-cell>
          <table:table-cell table:formula="of:=[.C7]/[.B7]" office:value-type="currency" office:currency="EUR" office:value="0.326">
            <text:p>0,33 €</text:p>
          </table:table-cell>
          <table:table-cell office:value-type="string">
            <text:p>https://fr.aliexpress.com/item/10pcs-lot-Syb-170-Tie-points-Mini-Solderless-Prototype-Breadboard-for-ATMEGA-PIC-Arduino-UNO-Wholesale/1968046374.html</text:p>
          </table:table-cell>
          <table:table-cell table:number-columns-repeated="1019"/>
        </table:table-row>
        <table:table-row table:style-name="ro3">
          <table:table-cell office:value-type="string">
            <text:p>batterie</text:p>
          </table:table-cell>
          <table:table-cell office:value-type="float" office:value="20">
            <text:p>20</text:p>
          </table:table-cell>
          <table:table-cell table:formula="of:=20*4.4" office:value-type="currency" office:currency="EUR" office:value="88">
            <text:p>88,00 €</text:p>
          </table:table-cell>
          <table:table-cell table:formula="of:=[.C8]/[.B8]" office:value-type="currency" office:currency="EUR" office:value="4.4">
            <text:p>4,40 €</text:p>
          </table:table-cell>
          <table:table-cell office:value-type="string">
            <text:p>https://fr.aliexpress.com/item/2600mAh-5V-Small-Light-Weight-Portable-Power-Bank-External-Battery-Charger-Poverbank-For-Mobile-For-iPhone/32815374430.html</text:p>
          </table:table-cell>
          <table:table-cell table:number-columns-repeated="1019"/>
        </table:table-row>
        <table:table-row table:style-name="ro3">
          <table:table-cell office:value-type="string">
            <text:p>Servomoteurs</text:p>
          </table:table-cell>
          <table:table-cell office:value-type="float" office:value="40">
            <text:p>40</text:p>
          </table:table-cell>
          <table:table-cell office:value-type="currency" office:currency="EUR" office:value="134.86">
            <text:p>134,86 €</text:p>
          </table:table-cell>
          <table:table-cell table:formula="of:=([.C9]/[.B9])*2" office:value-type="currency" office:currency="EUR" office:value="6.743">
            <text:p>6,74 €</text:p>
          </table:table-cell>
          <table:table-cell office:value-type="string">
            <text:p>https://fr.aliexpress.com/item/50pcs-lot-DM-S0090D-R-9g-0-08s-1-8kg-digital-micro-servo-360degree-continuous-rotation/32657400075.html</text:p>
          </table:table-cell>
          <table:table-cell table:number-columns-repeated="1019"/>
        </table:table-row>
        <table:table-row table:style-name="ro3">
          <table:table-cell office:value-type="string">
            <text:p>wemos D1 Mini</text:p>
          </table:table-cell>
          <table:table-cell office:value-type="float" office:value="20">
            <text:p>20</text:p>
          </table:table-cell>
          <table:table-cell office:value-type="currency" office:currency="EUR" office:value="49.24">
            <text:p>49,24 €</text:p>
          </table:table-cell>
          <table:table-cell table:formula="of:=[.C10]/[.B10]" office:value-type="currency" office:currency="EUR" office:value="2.462">
            <text:p>2,46 €</text:p>
          </table:table-cell>
          <table:table-cell office:value-type="string">
            <text:p>https://fr.aliexpress.com/item/10PCS-D1-mini-Mini-NodeMcu-4M-bytes-Lua-WIFI-Internet-of-Things-development-board-based-ESP8266/32705442691.html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OTAL</text:p>
          </table:table-cell>
          <table:table-cell table:style-name="ce2"/>
          <table:table-cell table:style-name="ce2" table:formula="of:=SUM([.C2:.C10])" office:value-type="currency" office:currency="EUR" office:value="308.95">
            <text:p>308,95 €</text:p>
          </table:table-cell>
          <table:table-cell table:style-name="ce2" table:formula="of:=SUM([.D2:.D10])" office:value-type="currency" office:currency="EUR" office:value="15.773">
            <text:p>15,77 €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oient</text:p>
          </table:table-cell>
          <table:table-cell table:style-name="ce3" table:formula="of:=[.C11]/20" office:value-type="currency" office:currency="EUR" office:value="15.4475">
            <text:p>15,45 €</text:p>
          </table:table-cell>
          <table:table-cell table:style-name="ce5" office:value-type="string">
            <text:p>par petit bot, pour 20</text:p>
          </table:table-cell>
          <table:table-cell table:number-columns-repeated="1021"/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Impact" svg:font-family="Impact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Impact" fo:font-size="16pt" fo:font-weight="900"/>
    </style:style>
  </office:automatic-styles>
  <office:master-styles>
    <style:master-page style:name="Default" style:page-layout-name="Mpm1">
      <style:header>
        <style:region-right>
          <text:p><text:span text:style-name="MT1">BUDGET du PETIT BOT.</text:span></text:p>
          <text:p><text:span text:style-name="MT1">Version avec une batterie rechargeable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16/09/2017</text:date>, <text:time>12:5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Auffret</meta:initial-creator>
    <meta:creation-date>2017-09-03T20:53:06</meta:creation-date>
    <dc:date>2017-09-16T12:59:48</dc:date>
    <dc:creator>Antony Auffret</dc:creator>
    <meta:editing-duration>PT14M53S</meta:editing-duration>
    <meta:editing-cycles>5</meta:editing-cycles>
    <meta:generator>OpenOffice/4.1.3$Unix OpenOffice.org_project/413m1$Build-9783</meta:generator>
    <meta:document-statistic meta:table-count="3" meta:cell-count="56" meta:object-count="0"/>
  </office:meta>
</office:document-meta>
</file>